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0" table:default-cell-style-name="ce70"/>
        <table:table-column table:style-name="co4" table:number-columns-repeated="5" table:default-cell-style-name="ce70"/>
        <table:table-column table:style-name="co4" table:number-columns-repeated="996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0"/>
          <table:table-cell table:style-name="ce76" table:number-columns-repeated="40"/>
          <table:table-cell table:style-name="ce79" table:number-columns-repeated="956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5" office:value-type="string" calcext:value-type="string">
            <text:p>Commnication </text:p>
            <text:p>Serveur-client</text:p>
          </table:table-cell>
          <table:table-cell table:style-name="ce62"/>
          <table:table-cell table:style-name="ce62" office:value-type="string" calcext:value-type="string">
            <text:p>Moteurs de recherche</text:p>
          </table:table-cell>
          <table:table-cell table:style-name="ce62" table:number-columns-repeated="10"/>
          <table:table-cell table:style-name="ce77" table:number-columns-repeated="40"/>
          <table:table-cell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6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2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0"/>
          <table:table-cell table:number-columns-repeated="1002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0"/>
          <table:table-cell table:number-columns-repeated="1002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0"/>
          <table:table-cell table:number-columns-repeated="1002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5" table:default-cell-style-name="ce70"/>
        <table:table-column table:style-name="co4" table:number-columns-repeated="5" table:default-cell-style-name="ce70"/>
        <table:table-column table:style-name="co4" table:number-columns-repeated="971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6" table:number-rows-spanned="1">
            <text:p>Langage</text:p>
          </table:table-cell>
          <table:covered-table-cell table:number-columns-repeated="5" table:style-name="ce9"/>
          <table:table-cell table:style-name="ce9" office:value-type="string" calcext:value-type="string" table:number-columns-spanned="2" table:number-rows-spanned="1">
            <text:p>Interactio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31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5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Portée d’une fonction</text:p>
          </table:table-cell>
          <table:table-cell table:style-name="ce75" office:value-type="string" calcext:value-type="string">
            <text:p>évaluation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31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table:number-columns-repeated="9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6"/>
          <table:table-cell table:style-name="ce78" table:number-columns-repeated="40"/>
          <table:table-cell table:style-name="ce80" table:number-columns-repeated="931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9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1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7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3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5"/>
          <table:table-cell table:number-columns-repeated="97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37" table:default-cell-style-name="ce70"/>
        <table:table-column table:style-name="co4" table:number-columns-repeated="5" table:default-cell-style-name="ce70"/>
        <table:table-column table:style-name="co4" table:number-columns-repeated="97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4" table:number-rows-spanned="1">
            <text:p>bdd</text:p>
          </table:table-cell>
          <table:covered-table-cell table:number-columns-repeated="3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7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85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62"/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style-name="ce31" table:number-columns-repeated="13"/>
          <table:table-cell table:style-name="ce32" table:number-columns-repeated="40"/>
          <table:table-cell table:style-name="ce33" table:number-columns-repeated="937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83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83"/>
        </table:table-row>
        <table:table-row table:style-name="ro5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38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number-columns-repeated="98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67" table:number-columns-repeated="39"/>
          <table:table-cell table:number-columns-repeated="98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8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39"/>
          <table:table-cell table:number-columns-repeated="98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4"/>
          <table:table-cell table:number-columns-repeated="98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8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6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27"/>
          <table:table-cell table:number-columns-repeated="98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39"/>
          <table:table-cell table:number-columns-repeated="98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38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39"/>
          <table:table-cell table:number-columns-repeated="98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8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4"/>
          <table:table-cell table:number-columns-repeated="98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39"/>
          <table:table-cell table:number-columns-repeated="98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39"/>
          <table:table-cell table:number-columns-repeated="98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8:16:32.51505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2-14T10:39:21.563990252</dc:date>
    <meta:editing-duration>P105DT15H35M42S</meta:editing-duration>
    <meta:editing-cycles>685</meta:editing-cycles>
    <meta:generator>LibreOffice/6.1.5.2$Linux_X86_64 LibreOffice_project/10$Build-2</meta:generator>
    <meta:document-statistic meta:table-count="3" meta:cell-count="730" meta:object-count="0"/>
  </office:meta>
</office:document-meta>
</file>